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3cm" svg:stroke-color="#000000" draw:marker-start-width="2.15cm" draw:marker-end-width="2.15cm" draw:fill="none" loext:fill-use-slide-background="false" draw:textarea-horizontal-align="justify" draw:textarea-vertical-align="middle" draw:auto-grow-height="false" fo:min-height="10cm" fo:min-width="9.75cm" fo:padding-top="0.775cm" fo:padding-bottom="0.775cm" fo:padding-left="0.9cm" fo:padding-right="0.9cm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1.435cm" fo:min-width="1.072cm"/>
    </style:style>
    <style:style style:name="gr3" style:family="graphic" style:parent-style-name="objectwithoutfill">
      <style:graphic-properties svg:stroke-width="1.05cm" svg:stroke-color="#000000" draw:marker-start-width="1.775cm" draw:marker-end-width="1.775cm" draw:fill="none" draw:textarea-vertical-align="middle" fo:padding-top="0.65cm" fo:padding-bottom="0.65cm" fo:padding-left="0.775cm" fo:padding-right="0.7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6.192cm" svg:height="16.192cm" svg:x="2.246cm" svg:y="2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2cm" svg:height="2.381cm" svg:x="5.8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222cm" svg:height="2.381cm" svg:x="12.564cm" svg:y="7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7.301cm" svg:height="2.307cm" svg:x="6.715cm" svg:y="12.906cm" svg:viewBox="0 0 7302 2308" svg:d="M7302 0c-359 676-995 1323-1617 1713s-1326 595-2045 595c-718 0-1424-205-2046-595s-1235-1037-1594-171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Onion skin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2T18:27:45.176000000</meta:creation-date>
    <dc:date>2024-04-22T18:46:45.752000000</dc:date>
    <meta:editing-duration>PT19M1S</meta:editing-duration>
    <meta:editing-cycles>1</meta:editing-cycles>
    <meta:document-statistic meta:object-count="4"/>
    <meta:generator>LibreOffice/7.4.0.3$Windows_X86_64 LibreOffice_project/f85e47c08ddd19c015c0114a68350214f7066f5a</meta:generator>
  </office:meta>
</office:document-meta>
</file>